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Palatino" officeooo:rsid="000e2f8f" officeooo:paragraph-rsid="000e2f8f"/>
    </style:style>
    <style:style style:name="P2" style:family="paragraph" style:parent-style-name="Standard">
      <style:paragraph-properties>
        <style:tab-stops>
          <style:tab-stop style:position="1.15in" style:type="right"/>
          <style:tab-stop style:position="1.25in"/>
        </style:tab-stops>
      </style:paragraph-properties>
      <style:text-properties style:font-name="Palatino" officeooo:rsid="000e2f8f" officeooo:paragraph-rsid="000e2f8f"/>
    </style:style>
    <style:style style:name="P3" style:family="paragraph" style:parent-style-name="Standard">
      <style:paragraph-properties fo:margin-left="0in" fo:margin-right="0in" fo:margin-top="0in" fo:margin-bottom="0.0799in" loext:contextual-spacing="false" fo:text-indent="0in" style:auto-text-indent="false"/>
      <style:text-properties style:font-name="Palatino" officeooo:rsid="000e2f8f" officeooo:paragraph-rsid="000e2f8f"/>
    </style:style>
    <style:style style:name="P4" style:family="paragraph" style:parent-style-name="Standard">
      <style:paragraph-properties fo:margin-left="0in" fo:margin-right="0in" fo:margin-top="0in" fo:margin-bottom="0.0799in" loext:contextual-spacing="false" fo:text-indent="0in" style:auto-text-indent="false"/>
      <style:text-properties style:font-name="Palatino" fo:font-style="italic" officeooo:rsid="000e2f8f" officeooo:paragraph-rsid="000e2f8f" style:font-style-asian="italic" style:font-style-complex="italic"/>
    </style:style>
    <style:style style:name="P5" style:family="paragraph" style:parent-style-name="Standard" style:list-style-name="L2">
      <style:paragraph-properties fo:margin-top="0in" fo:margin-bottom="0.0799in" loext:contextual-spacing="false"/>
      <style:text-properties style:font-name="Palatino" fo:font-style="italic" officeooo:rsid="000e2f8f" officeooo:paragraph-rsid="000e2f8f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Sponsors:<text:tab/></text:span>China, Russia, Azerbaijan</text:p>
      <text:p text:style-name="P2"><text:span text:style-name="T1"><text:tab/>Signatories:<text:tab/></text:span>Germany, United States, France, Togo, Pakistan</text:p>
      <text:p text:style-name="P2"><text:span text:style-name="T1"><text:tab/>Topic:<text:tab/></text:span><text:span text:style-name="T3">The </text:span>Arab Spring</text:p>
      <text:p text:style-name="P1"/>
      <text:p text:style-name="P3">The Security Council,</text:p>
      <text:p text:style-name="P4">Recognizing<text:span text:style-name="T2"> the devastating violence occurring in some revolutionary and post-revolutionary Arab Spring countries,</text:span></text:p>
      <text:p text:style-name="P4">Alarmed<text:span text:style-name="T2"> by the continued refusals of Arab Spring governments to stop the slaughter of their citizens,</text:span></text:p>
      <text:p text:style-name="P4">Acting<text:span text:style-name="T2"> under Chapter VII of the Charter of the United Nations,</text:span></text:p>
      <text:list xml:id="list2563955442617742450" text:style-name="L2">
        <text:list-item>
          <text:p text:style-name="P5">Decides<text:span text:style-name="T2"> to increase sanctions on all nations whose governments continue to target their own civilian populations;</text:span></text:p>
        </text:list-item>
        <text:list-item>
          <text:p text:style-name="P5">Condemns<text:span text:style-name="T2"> authoritarian leaders in the Middle East and </text:span>implores<text:span text:style-name="T2"> them to take peaceful measures toward national, regional, and international stability;</text:span></text:p>
        </text:list-item>
        <text:list-item>
          <text:p text:style-name="P5">Decides<text:span text:style-name="T2"> to remain actively seized of the mat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" svg:font-family="Palatino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style="normal" style:font-style-asian="normal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Chargin</meta:initial-creator>
    <meta:creation-date>2016-08-25T16:24:14.654245733</meta:creation-date>
    <dc:date>2016-08-25T16:27:52.781733221</dc:date>
    <dc:creator>William Chargin</dc:creator>
    <meta:editing-duration>PT3M38S</meta:editing-duration>
    <meta:editing-cycles>1</meta:editing-cycles>
    <meta:document-statistic meta:table-count="0" meta:image-count="0" meta:object-count="0" meta:page-count="1" meta:paragraph-count="10" meta:word-count="105" meta:character-count="733" meta:non-whitespace-character-count="638"/>
    <meta:generator>LibreOffice/5.0.3.2$Linux_X86_64 LibreOffice_project/00m0$Build-2</meta:generator>
  </office:meta>
</office:document-meta>
</file>